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576in" style:rel-column-width="5461*"/>
    </style:style>
    <style:style style:name="Table1.L" style:family="table-column">
      <style:table-column-properties style:column-width="0.5583in" style:rel-column-width="5464*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L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063in" style:rel-column-width="15728*"/>
    </style:style>
    <style:style style:name="Table2.B" style:family="table-column">
      <style:table-column-properties style:column-width="1.6063in" style:rel-column-width="15729*"/>
    </style:style>
    <style:style style:name="Table2.D" style:family="table-column">
      <style:table-column-properties style:column-width="1.8743in" style:rel-column-width="18349*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style:vertical-align="middle"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.0639in" fo:margin-left="2.3049in" table:align="left" style:may-break-between-rows="false"/>
    </style:style>
    <style:style style:name="Table4.A" style:family="table-column">
      <style:table-column-properties style:column-width="0.5076in"/>
    </style:style>
    <style:style style:name="Table4.B" style:family="table-column">
      <style:table-column-properties style:column-width="0.534in"/>
    </style:style>
    <style:style style:name="Table4.C" style:family="table-column">
      <style:table-column-properties style:column-width="0.5271in"/>
    </style:style>
    <style:style style:name="Table4.D" style:family="table-column">
      <style:table-column-properties style:column-width="0.4951in"/>
    </style:style>
    <style:style style:name="Table4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2.0639in" fo:margin-left="2.3049in" table:align="left" style:may-break-between-rows="false"/>
    </style:style>
    <style:style style:name="Table5.A" style:family="table-column">
      <style:table-column-properties style:column-width="0.5076in"/>
    </style:style>
    <style:style style:name="Table5.B" style:family="table-column">
      <style:table-column-properties style:column-width="0.534in"/>
    </style:style>
    <style:style style:name="Table5.C" style:family="table-column">
      <style:table-column-properties style:column-width="0.5271in"/>
    </style:style>
    <style:style style:name="Table5.D" style:family="table-column">
      <style:table-column-properties style:column-width="0.4951in"/>
    </style:style>
    <style:style style:name="Table5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3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2.6236in" fo:margin-left="2.1681in" table:align="left" style:may-break-between-rows="false"/>
    </style:style>
    <style:style style:name="Table6.A" style:family="table-column">
      <style:table-column-properties style:column-width="0.4229in"/>
    </style:style>
    <style:style style:name="Table6.C" style:family="table-column">
      <style:table-column-properties style:column-width="0.6514in"/>
    </style:style>
    <style:style style:name="Table6.D" style:family="table-column">
      <style:table-column-properties style:column-width="0.625in"/>
    </style:style>
    <style:style style:name="Table6.E" style:family="table-column">
      <style:table-column-properties style:column-width="0.5014in"/>
    </style:style>
    <style:style style:name="Table6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6.E1" style:family="table-cell">
      <style:table-cell-properties style:vertical-align="middle" fo:background-color="transparent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0.5pt solid #111111" fo:border-right="none" fo:border-top="0.5pt solid #111111" fo:border-bottom="0.5pt solid #111111" style:writing-mode="page">
        <style:background-image/>
      </style:table-cell-properties>
    </style:style>
    <style:style style:name="Table6.D2" style:family="table-cell">
      <style:table-cell-properties style:vertical-align="middle" fo:background-color="#81d41a" fo:padding="0.0382in" fo:border-left="0.5pt solid #111111" fo:border-right="none" fo:border-top="0.5pt solid #111111" fo:border-bottom="0.5pt solid #111111" style:writing-mode="page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="0.5pt solid #111111" style:writing-mode="page">
        <style:background-image/>
      </style:table-cell-properties>
    </style:style>
    <style:style style:name="Table6.B3" style:family="table-cell">
      <style:table-cell-properties style:vertical-align="middle" fo:background-color="transparent" fo:padding="0.0382in" fo:border-left="0.5pt solid #111111" fo:border-right="none" fo:border-top="none" fo:border-bottom="0.5pt solid #111111" style:writing-mode="page">
        <style:background-image/>
      </style:table-cell-properties>
    </style:style>
    <style:style style:name="Table6.D3" style:family="table-cell">
      <style:table-cell-properties style:vertical-align="middle" fo:background-color="#81d41a" fo:padding="0.0382in" fo:border-left="0.5pt solid #111111" fo:border-right="none" fo:border-top="none" fo:border-bottom="0.5pt solid #111111" style:writing-mode="page">
        <style:background-image/>
      </style:table-cell-properties>
    </style:style>
    <style:style style:name="Table6.E3" style:family="table-cell">
      <style:table-cell-properties style:vertical-align="middle" fo:background-color="transparent" fo:padding="0.0382in" fo:border-left="0.5pt solid #111111" fo:border-right="0.5pt solid #111111" fo:border-top="none" fo:border-bottom="0.5pt solid #111111" style:writing-mode="page">
        <style:background-image/>
      </style:table-cell-properties>
    </style:style>
    <style:style style:name="Table6.B4" style:family="table-cell">
      <style:table-cell-properties style:vertical-align="middle" fo:background-color="#fff200" fo:padding="0.0382in" fo:border-left="0.5pt solid #111111" fo:border-right="none" fo:border-top="none" fo:border-bottom="0.5pt solid #111111" style:writing-mode="page">
        <style:background-image/>
      </style:table-cell-properties>
    </style:style>
    <style:style style:name="Table6.D4" style:family="table-cell">
      <style:table-cell-properties style:vertical-align="middle" fo:background-color="#bbe33d" fo:padding="0.0382in" fo:border-left="0.5pt solid #111111" fo:border-right="none" fo:border-top="none" fo:border-bottom="0.5pt solid #111111" style:writing-mode="page">
        <style:background-image/>
      </style:table-cell-properties>
    </style:style>
    <style:style style:name="Table6.E4" style:family="table-cell">
      <style:table-cell-properties style:vertical-align="middle" fo:background-color="#fff200" fo:padding="0.0382in" fo:border-left="0.5pt solid #111111" fo:border-right="0.5pt solid #111111" fo:border-top="none" fo:border-bottom="0.5pt solid #111111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96ed" officeooo:paragraph-rsid="001696ed" style:font-size-asian="18pt" style:font-weight-asian="bold" style:font-size-complex="18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696ed" officeooo:paragraph-rsid="001696e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a2e346" officeooo:paragraph-rsid="00a2e34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officeooo:rsid="00175b86" officeooo:paragraph-rsid="00175b86"/>
    </style:style>
    <style:style style:name="P5" style:family="paragraph" style:parent-style-name="Standard">
      <style:paragraph-properties fo:text-align="center" style:justify-single-word="false"/>
      <style:text-properties officeooo:rsid="00175b86" officeooo:paragraph-rsid="00a6d5e1"/>
    </style:style>
    <style:style style:name="P6" style:family="paragraph" style:parent-style-name="Standard">
      <style:text-properties officeooo:rsid="00175b86" officeooo:paragraph-rsid="00175b86"/>
    </style:style>
    <style:style style:name="P7" style:family="paragraph" style:parent-style-name="Standard">
      <style:paragraph-properties fo:text-align="center" style:justify-single-word="false"/>
      <style:text-properties officeooo:rsid="001ee2b1" officeooo:paragraph-rsid="00175b86"/>
    </style:style>
    <style:style style:name="P8" style:family="paragraph" style:parent-style-name="Standard">
      <style:text-properties officeooo:paragraph-rsid="00af37b3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/>
      </style:paragraph-properties>
      <style:text-properties fo:font-style="normal" fo:font-weight="normal" officeooo:rsid="00aa67a0" officeooo:paragraph-rsid="00aa67a0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paragraph-rsid="0052b1fc"/>
    </style:style>
    <style:style style:name="P11" style:family="paragraph" style:parent-style-name="Text_20_body">
      <loext:graphic-properties draw:fill="none"/>
      <style:paragraph-properties fo:margin-left="0in" fo:margin-right="0in" fo:text-indent="0.5in" style:auto-text-indent="false" fo:background-color="transparent"/>
      <style:text-properties officeooo:paragraph-rsid="0052b1fc"/>
    </style:style>
    <style:style style:name="P12" style:family="paragraph" style:parent-style-name="Text_20_body">
      <loext:graphic-properties draw:fill="none"/>
      <style:paragraph-properties fo:margin-left="0in" fo:margin-right="0in" fo:text-indent="0.5in" style:auto-text-indent="false" fo:background-color="transparent"/>
      <style:text-properties officeooo:rsid="00b30616" officeooo:paragraph-rsid="00b30616"/>
    </style:style>
    <style:style style:name="P13" style:family="paragraph" style:parent-style-name="Text_20_body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b8dfe9" officeooo:paragraph-rsid="00b8dfe9"/>
    </style:style>
    <style:style style:name="P14" style:family="paragraph" style:parent-style-name="Text_20_body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b1647d" officeooo:paragraph-rsid="00b1647d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6d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ad0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f3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1e56" officeooo:paragraph-rsid="00a6d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c21d" officeooo:paragraph-rsid="00a7c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d0f6" officeooo:paragraph-rsid="00aad0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c55ea" officeooo:paragraph-rsid="00ac5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0f2e" officeooo:paragraph-rsid="00ae0f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0f2e" officeooo:paragraph-rsid="00af3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d4bc" officeooo:paragraph-rsid="00afd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281d" officeooo:paragraph-rsid="00b528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e627" officeooo:paragraph-rsid="00bce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d0f6" officeooo:paragraph-rsid="00aad0f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d0f6" officeooo:paragraph-rsid="00af37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d4bc" officeooo:paragraph-rsid="00afd4b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f37b3" fo:background-color="#ff97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a51e56" officeooo:paragraph-rsid="00a6d5e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aad0f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af37b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aad0f6" officeooo:paragraph-rsid="00aad0f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aad0f6" officeooo:paragraph-rsid="00af37b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aad0f6" fo:background-color="transparen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af37b3" fo:background-color="transparen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30616" officeooo:paragraph-rsid="00b30616" fo:background-color="#ff972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officeooo:rsid="00aad0f6"/>
    </style:style>
    <style:style style:name="T5" style:family="text">
      <style:text-properties style:text-position="sub 58%" officeooo:rsid="00acc1b1"/>
    </style:style>
    <style:style style:name="T6" style:family="text">
      <style:text-properties style:text-position="sub 58%" officeooo:rsid="00af37b3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a012ea"/>
    </style:style>
    <style:style style:name="T10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1" style:family="text">
      <style:text-properties fo:font-variant="normal" fo:text-transform="none" fo:letter-spacing="normal" fo:font-style="normal" fo:font-weight="normal" officeooo:rsid="00a012ea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 officeooo:rsid="00ba88d3"/>
    </style:style>
    <style:style style:name="T13" style:family="text">
      <style:text-properties fo:font-variant="normal" fo:text-transform="none" fo:letter-spacing="normal" fo:font-style="normal" fo:font-weight="normal" officeooo:rsid="00bc7e9a"/>
    </style:style>
    <style:style style:name="T14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5" style:family="text">
      <style:text-properties fo:font-variant="normal" fo:text-transform="none" fo:letter-spacing="normal" fo:font-style="italic" fo:font-weight="normal" officeooo:rsid="00a012ea" style:font-style-asian="italic" style:font-style-complex="italic"/>
    </style:style>
    <style:style style:name="T16" style:family="text">
      <style:text-properties fo:font-variant="normal" fo:text-transform="none" fo:letter-spacing="normal" fo:font-style="italic" fo:font-weight="normal" officeooo:rsid="00ba88d3" style:font-style-asian="italic" style:font-style-complex="italic"/>
    </style:style>
    <style:style style:name="T17" style:family="text">
      <style:text-properties fo:font-variant="normal" fo:text-transform="none" fo:letter-spacing="normal" fo:font-style="italic" officeooo:rsid="00a012ea" style:font-style-asian="italic" style:font-style-complex="italic"/>
    </style:style>
    <style:style style:name="T18" style:family="text">
      <style:text-properties fo:font-variant="normal" fo:text-transform="none" style:text-position="sub 58%" fo:letter-spacing="normal" fo:font-style="italic" fo:font-weight="normal" officeooo:rsid="00a012ea" style:font-style-asian="italic" style:font-style-complex="italic"/>
    </style:style>
    <style:style style:name="T19" style:family="text">
      <style:text-properties fo:font-variant="normal" fo:text-transform="none" style:text-position="sub 58%" fo:letter-spacing="normal" fo:font-style="italic" officeooo:rsid="00a012ea" style:font-style-asian="italic" style:font-style-complex="italic"/>
    </style:style>
    <style:style style:name="T20" style:family="text">
      <style:text-properties officeooo:rsid="001ee2b1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2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ee2b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24" style:family="text">
      <style:text-properties officeooo:rsid="00aad0f6"/>
    </style:style>
    <style:style style:name="T25" style:family="text">
      <style:text-properties officeooo:rsid="00ac55ea"/>
    </style:style>
    <style:style style:name="T26" style:family="text">
      <style:text-properties officeooo:rsid="00afd4b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обань Г.М., ПА-18-2</text:p>
      <text:p text:style-name="P2"><text:span text:style-name="T8">Для виготовлення виробів </text:span><text:span text:style-name="T15">A</text:span><text:span text:style-name="T9"> і </text:span><text:span text:style-name="T15">B</text:span><text:span text:style-name="T8"> використовуються три види сировини. На виробництво одиниці виробу </text:span><text:span text:style-name="T14">А </text:span><text:span text:style-name="T8">необхідно затратити сировини першого виду </text:span><text:span text:style-name="T15">a</text:span><text:span text:style-name="T18">1</text:span><text:span text:style-name="T8"> кг, сировини другого виду </text:span><text:span text:style-name="T15">a</text:span><text:span text:style-name="T18">2</text:span><text:span text:style-name="T8"> кг, сировини третього виду </text:span><text:span text:style-name="T15">a</text:span><text:span text:style-name="T18">3</text:span><text:span text:style-name="T8"> кг. На виробництво одиниці виробу </text:span><text:span text:style-name="T14">В</text:span><text:span text:style-name="T8"> необхідно затратити сировини першого виду </text:span><text:span text:style-name="T15">b</text:span><text:span text:style-name="T18">1</text:span><text:span text:style-name="T8"> кг, сировини другого виду </text:span><text:span text:style-name="T15">b</text:span><text:span text:style-name="T18">2</text:span><text:span text:style-name="T8"> кг, сировини третього виду </text:span><text:span text:style-name="T15">b</text:span><text:span text:style-name="T18">3</text:span><text:span text:style-name="T8"> кг. Виробництво забезпечено сировиною першого виду в кількості </text:span><text:span text:style-name="T15">p</text:span><text:span text:style-name="T18">1</text:span><text:span text:style-name="T8"> кг, сировиною другого виду в кількості </text:span><text:span text:style-name="T15">p</text:span><text:span text:style-name="T18">2</text:span><text:span text:style-name="T8"> кг, сировиною третього виду в кількості </text:span><text:span text:style-name="T15">p</text:span><text:span text:style-name="T18">3</text:span><text:span text:style-name="T8"> кг. Прибуток від реалізації одиниці готового виробу </text:span><text:span text:style-name="T14">А</text:span><text:span text:style-name="T10"> </text:span><text:span text:style-name="T11">с</text:span><text:span text:style-name="T8">кладає </text:span><text:span text:style-name="T15">c</text:span><text:span text:style-name="T18">1</text:span><text:span text:style-name="T8"> гривень, а виробу В </text:span><text:span text:style-name="T7">– </text:span><text:span text:style-name="T17">c</text:span><text:span text:style-name="T19">2</text:span><text:span text:style-name="T8"> гривень. Скласти план виробництва виробів </text:span><text:span text:style-name="T14">А</text:span><text:span text:style-name="T8"> та </text:span><text:span text:style-name="T14">В</text:span><text:span text:style-name="T8">, який забезпечує максимальний прибуток від їх реалізації. Записати та знайти розв’язок двоїстої задачі. Дати економічну інтерпретацію прямої та двоїстої задач.</text:span></text:p>
      <text:p text:style-name="P4"><text:span text:style-name="T21">Варіант 26</text:span></text:p>
      <text:p text:style-name="P6"/>
      <table:table table:name="Table1" table:style-name="Table1">
        <table:table-column table:style-name="Table1.A" table:number-columns-repeated="11"/>
        <table:table-column table:style-name="Table1.L"/>
        <table:table-row>
          <table:table-cell table:style-name="Table1.A1" office:value-type="string">
            <text:p text:style-name="P3">№</text:p>
          </table:table-cell>
          <table:table-cell table:style-name="Table1.A1" office:value-type="string">
            <text:p text:style-name="P3">a<text:span text:style-name="T2">1</text:span></text:p>
          </table:table-cell>
          <table:table-cell table:style-name="Table1.A1" office:value-type="string">
            <text:p text:style-name="P3">a<text:span text:style-name="T2">2</text:span></text:p>
          </table:table-cell>
          <table:table-cell table:style-name="Table1.A1" office:value-type="string">
            <text:p text:style-name="P3">a<text:span text:style-name="T2">3</text:span></text:p>
          </table:table-cell>
          <table:table-cell table:style-name="Table1.A1" office:value-type="string">
            <text:p text:style-name="P3">b<text:span text:style-name="T2">1</text:span></text:p>
          </table:table-cell>
          <table:table-cell table:style-name="Table1.A1" office:value-type="string">
            <text:p text:style-name="P3">b<text:span text:style-name="T2">2</text:span></text:p>
          </table:table-cell>
          <table:table-cell table:style-name="Table1.A1" office:value-type="string">
            <text:p text:style-name="P3">b<text:span text:style-name="T2">3</text:span></text:p>
          </table:table-cell>
          <table:table-cell table:style-name="Table1.A1" office:value-type="string">
            <text:p text:style-name="P3">p<text:span text:style-name="T2">1</text:span></text:p>
          </table:table-cell>
          <table:table-cell table:style-name="Table1.A1" office:value-type="string">
            <text:p text:style-name="P3">p<text:span text:style-name="T2">2</text:span></text:p>
          </table:table-cell>
          <table:table-cell table:style-name="Table1.A1" office:value-type="string">
            <text:p text:style-name="P3">p<text:span text:style-name="T2">3</text:span></text:p>
          </table:table-cell>
          <table:table-cell table:style-name="Table1.A1" office:value-type="string">
            <text:p text:style-name="P3">c<text:span text:style-name="T2">1</text:span></text:p>
          </table:table-cell>
          <table:table-cell table:style-name="Table1.L1" office:value-type="string">
            <text:p text:style-name="P3">c<text:span text:style-name="T2">2</text:span></text:p>
          </table:table-cell>
        </table:table-row>
        <table:table-row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150</text:p>
          </table:table-cell>
          <table:table-cell table:style-name="Table1.A2" office:value-type="string">
            <text:p text:style-name="P3">420</text:p>
          </table:table-cell>
          <table:table-cell table:style-name="Table1.A2" office:value-type="string">
            <text:p text:style-name="P3">200</text:p>
          </table:table-cell>
          <table:table-cell table:style-name="Table1.A2" office:value-type="string">
            <text:p text:style-name="P3">8</text:p>
          </table:table-cell>
          <table:table-cell table:style-name="Table1.L2" office:value-type="string">
            <text:p text:style-name="P3">5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19">Вид сировини</text:p>
          </table:table-cell>
          <table:table-cell table:style-name="Table2.A1" table:number-columns-spanned="2" office:value-type="string">
            <text:p text:style-name="P19">Норми затрат сировини (кг) на одиницю продукції</text:p>
          </table:table-cell>
          <table:covered-table-cell/>
          <table:table-cell table:style-name="Table2.D1" table:number-rows-spanned="2" office:value-type="string">
            <text:p text:style-name="P20">Загальна кількість сировини</text:p>
          </table:table-cell>
        </table:table-row>
        <table:table-row>
          <table:covered-table-cell/>
          <table:table-cell table:style-name="Table2.B2" office:value-type="string">
            <text:p text:style-name="P33">А</text:p>
          </table:table-cell>
          <table:table-cell table:style-name="Table2.B2" office:value-type="string">
            <text:p text:style-name="P33">В</text:p>
          </table:table-cell>
          <table:covered-table-cell/>
        </table:table-row>
        <table:table-row>
          <table:table-cell table:style-name="Table2.B2" office:value-type="string">
            <text:p text:style-name="P19">І</text:p>
          </table:table-cell>
          <table:table-cell table:style-name="Table2.B2" office:value-type="string">
            <text:p text:style-name="P19"><text:span text:style-name="T1">a</text:span><text:span text:style-name="T3">1</text:span> = 3</text:p>
          </table:table-cell>
          <table:table-cell table:style-name="Table2.B2" office:value-type="string">
            <text:p text:style-name="P19"><text:span text:style-name="T1">b</text:span><text:span text:style-name="T3">1</text:span> = 6</text:p>
          </table:table-cell>
          <table:table-cell table:style-name="Table2.D3" office:value-type="string">
            <text:p text:style-name="P20"><text:span text:style-name="T1">p</text:span><text:span text:style-name="T3">1</text:span> = 150</text:p>
          </table:table-cell>
        </table:table-row>
        <table:table-row>
          <table:table-cell table:style-name="Table2.B2" office:value-type="string">
            <text:p text:style-name="P19">ІІ</text:p>
          </table:table-cell>
          <table:table-cell table:style-name="Table2.B2" office:value-type="string">
            <text:p text:style-name="P19"><text:span text:style-name="T1">a</text:span><text:span text:style-name="T3">2</text:span> = 13</text:p>
          </table:table-cell>
          <table:table-cell table:style-name="Table2.B2" office:value-type="string">
            <text:p text:style-name="P19"><text:span text:style-name="T1">b</text:span><text:span text:style-name="T3">2</text:span> = 16</text:p>
          </table:table-cell>
          <table:table-cell table:style-name="Table2.D3" office:value-type="string">
            <text:p text:style-name="P20"><text:span text:style-name="T1">p</text:span><text:span text:style-name="T3">2</text:span> = 420</text:p>
          </table:table-cell>
        </table:table-row>
        <table:table-row>
          <table:table-cell table:style-name="Table2.B2" office:value-type="string">
            <text:p text:style-name="P19">ІІІ</text:p>
          </table:table-cell>
          <table:table-cell table:style-name="Table2.B2" office:value-type="string">
            <text:p text:style-name="P19"><text:span text:style-name="T1">a</text:span><text:span text:style-name="T3">3</text:span> = 8</text:p>
          </table:table-cell>
          <table:table-cell table:style-name="Table2.B2" office:value-type="string">
            <text:p text:style-name="P19"><text:span text:style-name="T1">b</text:span><text:span text:style-name="T3">3</text:span> = 4</text:p>
          </table:table-cell>
          <table:table-cell table:style-name="Table2.D3" office:value-type="string">
            <text:p text:style-name="P20"><text:span text:style-name="T1">p</text:span><text:span text:style-name="T3">3</text:span> = 200</text:p>
          </table:table-cell>
        </table:table-row>
        <table:table-row>
          <table:table-cell table:style-name="Table2.B2" office:value-type="string">
            <text:p text:style-name="P19">Ціна одиниці продукції</text:p>
          </table:table-cell>
          <table:table-cell table:style-name="Table2.B2" office:value-type="string">
            <text:p text:style-name="P19"><text:span text:style-name="T1">с</text:span><text:span text:style-name="T3">1</text:span> = 8</text:p>
          </table:table-cell>
          <table:table-cell table:style-name="Table2.B2" office:value-type="string">
            <text:p text:style-name="P19"><text:span text:style-name="T1">с</text:span><text:span text:style-name="T3">2</text:span> = 5</text:p>
          </table:table-cell>
          <table:table-cell table:style-name="Table2.D3" office:value-type="string">
            <text:p text:style-name="P19"/>
          </table:table-cell>
        </table:table-row>
      </table:table>
      <text:p text:style-name="P5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0">Постановка прямої задачі</text:p>
          </table:table-cell>
          <table:table-cell table:style-name="Table3.B1" office:value-type="string">
            <text:p text:style-name="P20">Постановка двоїстої задачі</text:p>
          </table:table-cell>
        </table:table-row>
        <table:table-row>
          <table:table-cell table:style-name="Table3.A2" office:value-type="string">
            <text:p text:style-name="P10"><text:span text:style-name="T22"><draw:frame draw:style-name="fr1" draw:name="Object8" text:anchor-type="as-char" svg:y="-0.5902in" svg:width="1.5661in" svg:height="1.145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/table:table-cell>
          <table:table-cell table:style-name="Table3.B2" office:value-type="string">
            <text:p text:style-name="P10"><text:span text:style-name="T22"><draw:frame draw:style-name="fr1" draw:name="Object1" text:anchor-type="as-char" svg:y="-0.4717in" svg:width="2.4346in" svg:height="0.9075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/table:table-cell>
        </table:table-row>
      </table:table>
      <text:p text:style-name="P7"/>
      <text:p text:style-name="P9">Знайдемо оптимальне рішення прямої задачі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39">-<text:span text:style-name="T24">x</text:span><text:span text:style-name="T4">1</text:span></text:p>
          </table:table-cell>
          <table:table-cell table:style-name="Table4.A1" office:value-type="string">
            <text:p text:style-name="P34">-<text:span text:style-name="T24">x</text:span><text:span text:style-name="T4">2</text:span></text:p>
          </table:table-cell>
          <table:table-cell table:style-name="Table4.D1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37">x<text:span text:style-name="T2">3</text:span></text:p>
          </table:table-cell>
          <table:table-cell table:style-name="Table4.B2" office:value-type="string">
            <text:p text:style-name="P28">3</text:p>
          </table:table-cell>
          <table:table-cell table:style-name="Table4.A2" office:value-type="string">
            <text:p text:style-name="P21">6</text:p>
          </table:table-cell>
          <table:table-cell table:style-name="Table4.D2" office:value-type="string">
            <text:p text:style-name="P21">150</text:p>
          </table:table-cell>
        </table:table-row>
        <table:table-row>
          <table:table-cell table:style-name="Table4.A2" office:value-type="string">
            <text:p text:style-name="P37">x<text:span text:style-name="T2">4</text:span></text:p>
          </table:table-cell>
          <table:table-cell table:style-name="Table4.B2" office:value-type="string">
            <text:p text:style-name="P28">13</text:p>
          </table:table-cell>
          <table:table-cell table:style-name="Table4.A2" office:value-type="string">
            <text:p text:style-name="P21">16</text:p>
          </table:table-cell>
          <table:table-cell table:style-name="Table4.D2" office:value-type="string">
            <text:p text:style-name="P21">420</text:p>
          </table:table-cell>
        </table:table-row>
        <table:table-row>
          <table:table-cell table:style-name="Table4.A4" office:value-type="string">
            <text:p text:style-name="P37">x<text:span text:style-name="T2">5</text:span></text:p>
          </table:table-cell>
          <table:table-cell table:style-name="Table4.B4" office:value-type="string">
            <text:p text:style-name="P28">8</text:p>
          </table:table-cell>
          <table:table-cell table:style-name="Table4.A4" office:value-type="string">
            <text:p text:style-name="P21">4</text:p>
          </table:table-cell>
          <table:table-cell table:style-name="Table4.D4" office:value-type="string">
            <text:p text:style-name="P21">200</text:p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30">-<text:span text:style-name="T24">8</text:span></text:p>
          </table:table-cell>
          <table:table-cell table:style-name="Table4.A2" office:value-type="string">
            <text:p text:style-name="P15">-<text:span text:style-name="T24">5</text:span></text:p>
          </table:table-cell>
          <table:table-cell table:style-name="Table4.D2" office:value-type="string">
            <text:p text:style-name="P21">0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40">-<text:span text:style-name="T24">x</text:span><text:span text:style-name="T5">5</text:span></text:p>
          </table:table-cell>
          <table:table-cell table:style-name="Table5.C1" office:value-type="string">
            <text:p text:style-name="P35">-<text:span text:style-name="T24">x</text:span><text:span text:style-name="T4">2</text:span></text:p>
          </table:table-cell>
          <table:table-cell table:style-name="Table5.D1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37">x<text:span text:style-name="T2">3</text:span></text:p>
          </table:table-cell>
          <table:table-cell table:style-name="Table5.A2" office:value-type="string">
            <text:p text:style-name="P28">-3/8</text:p>
          </table:table-cell>
          <table:table-cell table:style-name="Table5.C2" office:value-type="string">
            <text:p text:style-name="P22">9/2</text:p>
          </table:table-cell>
          <table:table-cell table:style-name="Table5.D2" office:value-type="string">
            <text:p text:style-name="P22">75</text:p>
          </table:table-cell>
        </table:table-row>
        <table:table-row>
          <table:table-cell table:style-name="Table5.A3" office:value-type="string">
            <text:p text:style-name="P37">x<text:span text:style-name="T2">4</text:span></text:p>
          </table:table-cell>
          <table:table-cell table:style-name="Table5.A3" office:value-type="string">
            <text:p text:style-name="P28">-13/8</text:p>
          </table:table-cell>
          <table:table-cell table:style-name="Table5.C3" office:value-type="string">
            <text:p text:style-name="P22">19/2</text:p>
          </table:table-cell>
          <table:table-cell table:style-name="Table5.D3" office:value-type="string">
            <text:p text:style-name="P22">95</text:p>
          </table:table-cell>
        </table:table-row>
        <table:table-row>
          <table:table-cell table:style-name="Table5.A2" office:value-type="string">
            <text:p text:style-name="P37">x<text:span text:style-name="T5">1</text:span></text:p>
          </table:table-cell>
          <table:table-cell table:style-name="Table5.A2" office:value-type="string">
            <text:p text:style-name="P28">1</text:p>
          </table:table-cell>
          <table:table-cell table:style-name="Table5.C2" office:value-type="string">
            <text:p text:style-name="P23">1/2</text:p>
          </table:table-cell>
          <table:table-cell table:style-name="Table5.D2" office:value-type="string">
            <text:p text:style-name="P23">25</text:p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8">1</text:p>
          </table:table-cell>
          <table:table-cell table:style-name="Table5.C2" office:value-type="string">
            <text:p text:style-name="P17">-<text:span text:style-name="T25">1</text:span></text:p>
          </table:table-cell>
          <table:table-cell table:style-name="Table5.D2" office:value-type="string">
            <text:p text:style-name="P21"><text:span text:style-name="T25">20</text:span>0</text:p>
          </table:table-cell>
        </table:table-row>
      </table:table>
      <text:p text:style-name="P8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42">y<text:span text:style-name="T2">3</text:span></text:p>
          </table:table-cell>
          <table:table-cell table:style-name="Table6.A1" office:value-type="string">
            <text:p text:style-name="P42">y<text:span text:style-name="T2">2</text:span></text:p>
          </table:table-cell>
          <table:table-cell table:style-name="Table6.E1" office:value-type="string">
            <text:p text:style-name="P32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B2" office:value-type="string">
            <text:p text:style-name="P18"/>
          </table:table-cell>
          <table:table-cell table:style-name="Table6.B2" office:value-type="string">
            <text:p text:style-name="P41">-<text:span text:style-name="T24">x</text:span><text:span text:style-name="T5">5</text:span></text:p>
          </table:table-cell>
          <table:table-cell table:style-name="Table6.D2" office:value-type="string">
            <text:p text:style-name="P36">-<text:span text:style-name="T24">x</text:span><text:span text:style-name="T6">4</text:span></text:p>
          </table:table-cell>
          <table:table-cell table:style-name="Table6.E2" office:value-type="string">
            <text:p text:style-name="P18"/>
          </table:table-cell>
        </table:table-row>
        <table:table-row>
          <table:table-cell table:style-name="Table6.A2" office:value-type="string">
            <text:p text:style-name="P42">y<text:span text:style-name="T2">1</text:span></text:p>
          </table:table-cell>
          <table:table-cell table:style-name="Table6.B3" office:value-type="string">
            <text:p text:style-name="P38">x<text:span text:style-name="T2">3</text:span></text:p>
          </table:table-cell>
          <table:table-cell table:style-name="Table6.B3" office:value-type="string">
            <text:p text:style-name="P31">15/38</text:p>
          </table:table-cell>
          <table:table-cell table:style-name="Table6.D3" office:value-type="string">
            <text:p text:style-name="P25">-9/19</text:p>
          </table:table-cell>
          <table:table-cell table:style-name="Table6.E3" office:value-type="string">
            <text:p text:style-name="P25">30</text:p>
          </table:table-cell>
        </table:table-row>
        <table:table-row>
          <table:table-cell table:style-name="Table6.A2" office:value-type="string">
            <text:p text:style-name="P38"/>
          </table:table-cell>
          <table:table-cell table:style-name="Table6.B4" office:value-type="string">
            <text:p text:style-name="P38">x<text:span text:style-name="T6">2</text:span></text:p>
          </table:table-cell>
          <table:table-cell table:style-name="Table6.B4" office:value-type="string">
            <text:p text:style-name="P29">-<text:span text:style-name="T26">13/76</text:span></text:p>
          </table:table-cell>
          <table:table-cell table:style-name="Table6.D4" office:value-type="string">
            <text:p text:style-name="P25">1</text:p>
          </table:table-cell>
          <table:table-cell table:style-name="Table6.E4" office:value-type="string">
            <text:p text:style-name="P25">10</text:p>
          </table:table-cell>
        </table:table-row>
        <table:table-row>
          <table:table-cell table:style-name="Table6.A2" office:value-type="string">
            <text:p text:style-name="P38"/>
          </table:table-cell>
          <table:table-cell table:style-name="Table6.B3" office:value-type="string">
            <text:p text:style-name="P38">x<text:span text:style-name="T5">1</text:span></text:p>
          </table:table-cell>
          <table:table-cell table:style-name="Table6.B3" office:value-type="string">
            <text:p text:style-name="P31">165/152</text:p>
          </table:table-cell>
          <table:table-cell table:style-name="Table6.D3" office:value-type="string">
            <text:p text:style-name="P24">-<text:span text:style-name="T26">1/19</text:span></text:p>
          </table:table-cell>
          <table:table-cell table:style-name="Table6.E3" office:value-type="string">
            <text:p text:style-name="P25">20</text:p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B3" office:value-type="string">
            <text:p text:style-name="P18"/>
          </table:table-cell>
          <table:table-cell table:style-name="Table6.B3" office:value-type="string">
            <text:p text:style-name="P31">63/76</text:p>
          </table:table-cell>
          <table:table-cell table:style-name="Table6.D3" office:value-type="string">
            <text:p text:style-name="P25">2/19</text:p>
          </table:table-cell>
          <table:table-cell table:style-name="Table6.E3" office:value-type="string">
            <text:p text:style-name="P25">210</text:p>
          </table:table-cell>
        </table:table-row>
      </table:table>
      <text:p text:style-name="P14">Оптимальне рішення прямої задачі:</text:p>
      <text:p text:style-name="P11"><text:span text:style-name="T20"><draw:frame draw:style-name="fr1" draw:name="Object2" text:anchor-type="as-char" svg:y="-0.152in" svg:width="3.9138in" svg:height="0.2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2">Оптимальне рішення двоїстої задачі:</text:p>
      <text:p text:style-name="P11"><text:span text:style-name="T20"><draw:frame draw:style-name="fr1" draw:name="Object3" text:anchor-type="as-char" svg:y="-0.2437in" svg:width="4.2035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6">Основні змінні прямої задачі</text:p>
          </table:table-cell>
          <table:table-cell table:style-name="Table7.B1" office:value-type="string">
            <text:p text:style-name="P26">Додаткові змінні прямої задачі</text:p>
          </table:table-cell>
        </table:table-row>
        <table:table-row>
          <table:table-cell table:style-name="Table7.A2" office:value-type="string">
            <text:p text:style-name="P10"><text:span text:style-name="T23"><draw:frame draw:style-name="fr1" draw:name="Object4" text:anchor-type="as-char" svg:y="-0.1484in" svg:width="1.139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</table:table-cell>
          <table:table-cell table:style-name="Table7.B2" office:value-type="string">
            <text:p text:style-name="P10"><text:span text:style-name="T22"><draw:frame draw:style-name="fr1" draw:name="Object5" text:anchor-type="as-char" svg:y="-0.2437in" svg:width="1.8272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</table:table-cell>
        </table:table-row>
      </table:table>
      <text:p text:style-name="P13"><text:span text:style-name="T8">Основні змінні оптимального плану прямої задачі означають об’єми виробництва відповідних видів продукції: </text:span><text:span text:style-name="T12">продукції типу </text:span><text:span text:style-name="T16">А</text:span><text:span text:style-name="T12"> — 20 одиниць, продукції типу </text:span><text:span text:style-name="T16">В</text:span><text:span text:style-name="T12"> — 10. </text:span><text:span text:style-name="T13">Дополнительные переменные характеризуют остатки ресурсов. Как видим, у всех ресурсов остаются остатки, однако I ресурс оставляет наибольший остаток, когда II и III — меньше единиц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6:51:52.767336337</meta:creation-date>
    <dc:date>2020-12-08T00:29:06.869309063</dc:date>
    <meta:editing-duration>PT17H40M5S</meta:editing-duration>
    <meta:editing-cycles>129</meta:editing-cycles>
    <meta:generator>LibreOffice/6.1.5.2$Linux_X86_64 LibreOffice_project/10$Build-2</meta:generator>
    <meta:document-statistic meta:table-count="7" meta:image-count="0" meta:object-count="6" meta:page-count="2" meta:paragraph-count="115" meta:word-count="327" meta:character-count="1758" meta:non-whitespace-character-count="1536"/>
  </office:meta>
</office:document-meta>
</file>

<file path=Object 1/content.xml><?xml version="1.0" encoding="utf-8"?>
<math xmlns="http://www.w3.org/1998/Math/MathML" display="block">
  <semantics>
    <mrow>
      <mi>x</mi>
      <mrow>
        <mtext>*</mtext>
        <mo stretchy="false">=</mo>
        <mrow>
          <mo fence="true" stretchy="false">(</mo>
          <mrow>
            <mrow>
              <mn>20,</mn>
              <mn>10,</mn>
              <mn>30,</mn>
              <mn>0,0</mn>
            </mrow>
          </mrow>
          <mo fence="true" stretchy="false">)</mo>
        </mrow>
      </mrow>
      <mi>,</mi>
      <mspace width="2em"/>
      <mi>f</mi>
      <mrow>
        <mrow>
          <mo fence="true" stretchy="false">(</mo>
          <mrow>
            <mrow>
              <mi>x</mi>
              <mtext>*</mtext>
            </mrow>
          </mrow>
          <mo fence="true" stretchy="false">)</mo>
        </mrow>
        <mo stretchy="false">=</mo>
        <mrow>
          <mrow>
            <mn>8</mn>
            <mo stretchy="false">⋅</mo>
            <mn>20</mn>
          </mrow>
          <mo stretchy="false">+</mo>
          <mrow>
            <mn>5</mn>
            <mo stretchy="false">⋅</mo>
            <mn>10</mn>
          </mrow>
        </mrow>
        <mo stretchy="false">=</mo>
        <mrow>
          <mn>160</mn>
          <mo stretchy="false">+</mo>
          <mn>50</mn>
        </mrow>
        <mo stretchy="false">=</mo>
        <mn>210</mn>
      </mrow>
    </mrow>
    <annotation encoding="StarMath 5.0">x"*" = ( 20, 10, 30, 0,0 ),~f( x"*" ) =8cdot20+5cdot10=160+50=210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row>
              <msub>
                <mi>x</mi>
                <mn>1</mn>
              </msub>
              <mo stretchy="false">+</mo>
              <mn>5</mn>
            </mrow>
            <msub>
              <mi>x</mi>
              <mn>2</mn>
            </msub>
            <mo stretchy="false">→</mo>
            <mi mathvariant="italic">max</mi>
          </mrow>
        </mtd>
      </mtr>
      <mtr>
        <mtd columnalign="left">
          <mrow>
            <mo fence="true" stretchy="true">{</mo>
            <mrow>
              <mtable>
                <mtr>
                  <mtd>
                    <mrow>
                      <mn>3</mn>
                      <mrow>
                        <msub>
                          <mi>x</mi>
                          <mn>1</mn>
                        </msub>
                        <mo stretchy="false">+</mo>
                        <mn>6</mn>
                      </mrow>
                      <mrow>
                        <msub>
                          <mi>x</mi>
                          <mn>2</mn>
                        </msub>
                        <mo stretchy="false">≤</mo>
                        <mn>150</mn>
                      </mrow>
                    </mrow>
                  </mtd>
                </mtr>
                <mtr>
                  <mtd>
                    <mrow>
                      <mn>13</mn>
                      <mrow>
                        <msub>
                          <mi>x</mi>
                          <mn>1</mn>
                        </msub>
                        <mo stretchy="false">+</mo>
                        <mn>16</mn>
                      </mrow>
                      <mrow>
                        <msub>
                          <mi>x</mi>
                          <mn>2</mn>
                        </msub>
                        <mo stretchy="false">≤</mo>
                        <mn>420</mn>
                      </mrow>
                    </mrow>
                  </mtd>
                </mtr>
                <mtr>
                  <mtd>
                    <mrow>
                      <mn>8</mn>
                      <mrow>
                        <msub>
                          <mi>x</mi>
                          <mn>1</mn>
                        </msub>
                        <mo stretchy="false">+</mo>
                        <mn>4</mn>
                      </mrow>
                      <mrow>
                        <msub>
                          <mi>x</mi>
                          <mn>2</mn>
                        </msub>
                        <mo stretchy="false">≤</mo>
                        <mn>200</mn>
                      </mrow>
                    </mrow>
                  </mtd>
                </mtr>
              </mtable>
            </mrow>
          </mrow>
        </mtd>
      </mtr>
      <mtr>
        <mtd>
          <mrow>
            <mrow>
              <msub>
                <mi>x</mi>
                <mi>j</mi>
              </msub>
              <mo stretchy="false">≥</mo>
              <mn>0</mn>
            </mrow>
            <mi>,</mi>
            <mspace width="2em"/>
            <mrow>
              <mi>j</mi>
              <mo stretchy="false">=</mo>
              <mover accent="true">
                <mn>1,2</mn>
                <mo>¯</mo>
              </mover>
            </mrow>
          </mrow>
        </mtd>
      </mtr>
    </mtable>
    <annotation encoding="StarMath 5.0">f( x ) = 8x_1 + 5x_2 -&gt; max newline
alignl
left lbrace stack{
3x_1 + 6x_2 &lt;= 150 #
13x_1 + 16x_2 &lt;= 420 #
8x_1 + 4x_2 &lt;= 200 
} right none newline
alignc
x_j &gt;=0,~j=overline{ 1,2 }</annotation>
  </semantics>
</math>
</file>

<file path=Object 3/content.xml><?xml version="1.0" encoding="utf-8"?>
<math xmlns="http://www.w3.org/1998/Math/MathML" display="block">
  <semantics>
    <mrow>
      <mi>y</mi>
      <mrow>
        <mtext>*</mtext>
        <mo stretchy="false">=</mo>
        <mrow>
          <mo fence="true" stretchy="false">(</mo>
          <mrow>
            <mrow>
              <mn>0,</mn>
              <mn>0,</mn>
              <mn>0,</mn>
              <mfrac>
                <mn>2</mn>
                <mn>19</mn>
              </mfrac>
              <mi>,</mi>
              <mfrac>
                <mn>63</mn>
                <mn>76</mn>
              </mfrac>
            </mrow>
          </mrow>
          <mo fence="true" stretchy="false">)</mo>
        </mrow>
      </mrow>
      <mi>,</mi>
      <mspace width="2em"/>
      <mi>z</mi>
      <mrow>
        <mrow>
          <mo fence="true" stretchy="false">(</mo>
          <mrow>
            <mrow>
              <mi>y</mi>
              <mtext>*</mtext>
            </mrow>
          </mrow>
          <mo fence="true" stretchy="false">)</mo>
        </mrow>
        <mo stretchy="false">=</mo>
        <mrow>
          <mrow>
            <mn>150</mn>
            <mo stretchy="false">⋅</mo>
            <mn>0</mn>
          </mrow>
          <mo stretchy="false">+</mo>
          <mrow>
            <mn>420</mn>
            <mo stretchy="false">⋅</mo>
            <mfrac>
              <mn>2</mn>
              <mn>19</mn>
            </mfrac>
          </mrow>
          <mo stretchy="false">+</mo>
          <mrow>
            <mn>200</mn>
            <mo stretchy="false">⋅</mo>
            <mfrac>
              <mn>63</mn>
              <mn>76</mn>
            </mfrac>
          </mrow>
        </mrow>
        <mo stretchy="false">=</mo>
        <mn>210</mn>
      </mrow>
    </mrow>
    <annotation encoding="StarMath 5.0">y"*"=( 0, 0, 0, 2over19 , 63over76 ),~z( y"*" )=150cdot0 + 420cdot { 2over19 }+200cdot{ 63over76 }=210</annotation>
  </semantics>
</math>
</file>

<file path=Object 4/content.xml><?xml version="1.0" encoding="utf-8"?>
<math xmlns="http://www.w3.org/1998/Math/MathML" display="block">
  <semantics>
    <mtable>
      <mtr>
        <mtd>
          <mrow>
            <mi>z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50</mn>
            </mrow>
            <mrow>
              <msub>
                <mi>y</mi>
                <mn>1</mn>
              </msub>
              <mo stretchy="false">+</mo>
              <mn>420</mn>
            </mrow>
            <mrow>
              <msub>
                <mi>y</mi>
                <mn>2</mn>
              </msub>
              <mo stretchy="false">+</mo>
              <mn>200</mn>
            </mrow>
            <msub>
              <mi>y</mi>
              <mn>3</mn>
            </msub>
            <mo stretchy="false">→</mo>
            <mi mathvariant="italic">min</mi>
          </mrow>
        </mtd>
      </mtr>
      <mtr>
        <mtd columnalign="left">
          <mrow>
            <mo fence="true" stretchy="true">{</mo>
            <mrow>
              <mtable>
                <mtr>
                  <mtd>
                    <mrow>
                      <mn>3</mn>
                      <mrow>
                        <msub>
                          <mi>y</mi>
                          <mn>1</mn>
                        </msub>
                        <mo stretchy="false">+</mo>
                        <mn>13</mn>
                      </mrow>
                      <mrow>
                        <msub>
                          <mi>y</mi>
                          <mn>2</mn>
                        </msub>
                        <mo stretchy="false">+</mo>
                        <mn>8</mn>
                      </mrow>
                      <mrow>
                        <msub>
                          <mi>y</mi>
                          <mn>3</mn>
                        </msub>
                        <mo stretchy="false">≥</mo>
                        <mn>8</mn>
                      </mrow>
                    </mrow>
                  </mtd>
                </mtr>
                <mtr>
                  <mtd>
                    <mrow>
                      <mn>6</mn>
                      <mrow>
                        <msub>
                          <mi>y</mi>
                          <mn>1</mn>
                        </msub>
                        <mo stretchy="false">+</mo>
                        <mn>16</mn>
                      </mrow>
                      <mrow>
                        <msub>
                          <mi>y</mi>
                          <mn>2</mn>
                        </msub>
                        <mo stretchy="false">+</mo>
                        <mn>4</mn>
                      </mrow>
                      <mrow>
                        <msub>
                          <mi>y</mi>
                          <mn>3</mn>
                        </msub>
                        <mo stretchy="false">≥</mo>
                        <mn>5</mn>
                      </mrow>
                    </mrow>
                  </mtd>
                </mtr>
              </mtable>
            </mrow>
          </mrow>
        </mtd>
      </mtr>
      <mtr>
        <mtd>
          <mrow>
            <mrow>
              <msub>
                <mi>y</mi>
                <mi>i</mi>
              </msub>
              <mo stretchy="false">≥</mo>
              <mn>0,</mn>
            </mrow>
            <mrow>
              <mi>i</mi>
              <mo stretchy="false">=</mo>
              <mover accent="true">
                <mn>1,3</mn>
                <mo>¯</mo>
              </mover>
            </mrow>
          </mrow>
        </mtd>
      </mtr>
    </mtable>
    <annotation encoding="StarMath 5.0">z( x ) = 150y_1 + 420y_2 + 200y_3 -&gt; min newline
alignl
left lbrace stack{
3y_1 + 13y_2 + 8y_3 &gt;= 8 #
6y_1 + 16y_2 + 4y_3 &gt;= 5
} right none newline
alignc
y_i &gt;=0, i = overline{ 1,3 }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n>20</mn>
      </mrow>
      <mi>,</mi>
      <mspace width="2em"/>
      <mrow>
        <msub>
          <mi>x</mi>
          <mn>2</mn>
        </msub>
        <mo stretchy="false">=</mo>
        <mn>10</mn>
      </mrow>
    </mrow>
    <annotation encoding="StarMath 5.0">x_1 =20,~x_2=10</annotation>
  </semantics>
</math>
</file>

<file path=Object 6/content.xml><?xml version="1.0" encoding="utf-8"?>
<math xmlns="http://www.w3.org/1998/Math/MathML" display="block">
  <semantics>
    <mrow>
      <mrow>
        <msub>
          <mi>x</mi>
          <mn>3</mn>
        </msub>
        <mo stretchy="false">=</mo>
        <mn>30</mn>
      </mrow>
      <mi>,</mi>
      <mspace width="2em"/>
      <mrow>
        <msub>
          <mi>x</mi>
          <mn>4</mn>
        </msub>
        <mo stretchy="false">=</mo>
        <mfrac>
          <mn>2</mn>
          <mn>19</mn>
        </mfrac>
      </mrow>
      <mi>,</mi>
      <mspace width="2em"/>
      <mrow>
        <msub>
          <mi>x</mi>
          <mn>5</mn>
        </msub>
        <mo stretchy="false">=</mo>
        <mfrac>
          <mn>64</mn>
          <mn>76</mn>
        </mfrac>
      </mrow>
    </mrow>
    <annotation encoding="StarMath 5.0">x_3=30,~x_4=2over19 ,~x_5=64over76</annotation>
  </semantics>
</math>
</file>